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c-density-report-250x250" table:style-name="ta1">
        <table:shapes>
          <draw:frame draw:z-index="0" draw:style-name="gr1" draw:text-style-name="P1" svg:width="547.48pt" svg:height="361.42pt" svg:x="366.83pt" svg:y="15.82pt">
            <draw:object draw:notify-on-update-of-ranges="'classic-density-report-250x250'.A2:'classic-density-report-250x250'.A94 'classic-density-report-250x250'.E2:'classic-density-report-250x250'.E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Quenns(%)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Cells Under Fire(CUF)</text:p>
          </table:table-cell>
          <table:table-cell office:value-type="string" calcext:value-type="string">
            <text:p>Desk Space(DS)</text:p>
          </table:table-cell>
          <table:table-cell office:value-type="string" calcext:value-type="string">
            <text:p>CUF/DS 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62500" calcext:value-type="float">
            <text:p>62500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7" calcext:value-type="float">
            <text:p>2647</text:p>
          </table:table-cell>
          <table:table-cell office:value-type="float" office:value="62500" calcext:value-type="float">
            <text:p>62500</text:p>
          </table:table-cell>
          <table:table-cell office:value-type="float" office:value="0.042352" calcext:value-type="float">
            <text:p>0.042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67" calcext:value-type="float">
            <text:p>5167</text:p>
          </table:table-cell>
          <table:table-cell office:value-type="float" office:value="62500" calcext:value-type="float">
            <text:p>62500</text:p>
          </table:table-cell>
          <table:table-cell office:value-type="float" office:value="0.082672" calcext:value-type="float">
            <text:p>0.082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11" calcext:value-type="float">
            <text:p>6411</text:p>
          </table:table-cell>
          <table:table-cell office:value-type="float" office:value="62500" calcext:value-type="float">
            <text:p>62500</text:p>
          </table:table-cell>
          <table:table-cell office:value-type="float" office:value="0.102576" calcext:value-type="float">
            <text:p>0.102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723" calcext:value-type="float">
            <text:p>8723</text:p>
          </table:table-cell>
          <table:table-cell office:value-type="float" office:value="62500" calcext:value-type="float">
            <text:p>62500</text:p>
          </table:table-cell>
          <table:table-cell office:value-type="float" office:value="0.139568" calcext:value-type="float">
            <text:p>0.139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109" calcext:value-type="float">
            <text:p>10109</text:p>
          </table:table-cell>
          <table:table-cell office:value-type="float" office:value="62500" calcext:value-type="float">
            <text:p>62500</text:p>
          </table:table-cell>
          <table:table-cell office:value-type="float" office:value="0.161744" calcext:value-type="float">
            <text:p>0.161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832" calcext:value-type="float">
            <text:p>12832</text:p>
          </table:table-cell>
          <table:table-cell office:value-type="float" office:value="62500" calcext:value-type="float">
            <text:p>62500</text:p>
          </table:table-cell>
          <table:table-cell office:value-type="float" office:value="0.205312" calcext:value-type="float">
            <text:p>0.2053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565" calcext:value-type="float">
            <text:p>13565</text:p>
          </table:table-cell>
          <table:table-cell office:value-type="float" office:value="62500" calcext:value-type="float">
            <text:p>62500</text:p>
          </table:table-cell>
          <table:table-cell office:value-type="float" office:value="0.21704" calcext:value-type="float">
            <text:p>0.21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744" calcext:value-type="float">
            <text:p>15744</text:p>
          </table:table-cell>
          <table:table-cell office:value-type="float" office:value="62500" calcext:value-type="float">
            <text:p>62500</text:p>
          </table:table-cell>
          <table:table-cell office:value-type="float" office:value="0.251904" calcext:value-type="float">
            <text:p>0.251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090" calcext:value-type="float">
            <text:p>17090</text:p>
          </table:table-cell>
          <table:table-cell office:value-type="float" office:value="62500" calcext:value-type="float">
            <text:p>62500</text:p>
          </table:table-cell>
          <table:table-cell office:value-type="float" office:value="0.27344" calcext:value-type="float">
            <text:p>0.273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500" calcext:value-type="float">
            <text:p>19500</text:p>
          </table:table-cell>
          <table:table-cell office:value-type="float" office:value="62500" calcext:value-type="float">
            <text:p>62500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550" calcext:value-type="float">
            <text:p>20550</text:p>
          </table:table-cell>
          <table:table-cell office:value-type="float" office:value="62500" calcext:value-type="float">
            <text:p>62500</text:p>
          </table:table-cell>
          <table:table-cell office:value-type="float" office:value="0.3288" calcext:value-type="float">
            <text:p>0.32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2384" calcext:value-type="float">
            <text:p>22384</text:p>
          </table:table-cell>
          <table:table-cell office:value-type="float" office:value="62500" calcext:value-type="float">
            <text:p>62500</text:p>
          </table:table-cell>
          <table:table-cell office:value-type="float" office:value="0.358144" calcext:value-type="float">
            <text:p>0.358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3071" calcext:value-type="float">
            <text:p>23071</text:p>
          </table:table-cell>
          <table:table-cell office:value-type="float" office:value="62500" calcext:value-type="float">
            <text:p>62500</text:p>
          </table:table-cell>
          <table:table-cell office:value-type="float" office:value="0.369136" calcext:value-type="float">
            <text:p>0.3691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5162" calcext:value-type="float">
            <text:p>25162</text:p>
          </table:table-cell>
          <table:table-cell office:value-type="float" office:value="62500" calcext:value-type="float">
            <text:p>62500</text:p>
          </table:table-cell>
          <table:table-cell office:value-type="float" office:value="0.402592" calcext:value-type="float">
            <text:p>0.4025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6343" calcext:value-type="float">
            <text:p>26343</text:p>
          </table:table-cell>
          <table:table-cell office:value-type="float" office:value="62500" calcext:value-type="float">
            <text:p>62500</text:p>
          </table:table-cell>
          <table:table-cell office:value-type="float" office:value="0.421488" calcext:value-type="float">
            <text:p>0.4214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8019" calcext:value-type="float">
            <text:p>28019</text:p>
          </table:table-cell>
          <table:table-cell office:value-type="float" office:value="62500" calcext:value-type="float">
            <text:p>62500</text:p>
          </table:table-cell>
          <table:table-cell office:value-type="float" office:value="0.448304" calcext:value-type="float">
            <text:p>0.448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8937" calcext:value-type="float">
            <text:p>28937</text:p>
          </table:table-cell>
          <table:table-cell office:value-type="float" office:value="62500" calcext:value-type="float">
            <text:p>62500</text:p>
          </table:table-cell>
          <table:table-cell office:value-type="float" office:value="0.462992" calcext:value-type="float">
            <text:p>0.4629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0813" calcext:value-type="float">
            <text:p>30813</text:p>
          </table:table-cell>
          <table:table-cell office:value-type="float" office:value="62500" calcext:value-type="float">
            <text:p>62500</text:p>
          </table:table-cell>
          <table:table-cell office:value-type="float" office:value="0.493008" calcext:value-type="float">
            <text:p>0.4930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1686" calcext:value-type="float">
            <text:p>31686</text:p>
          </table:table-cell>
          <table:table-cell office:value-type="float" office:value="62500" calcext:value-type="float">
            <text:p>62500</text:p>
          </table:table-cell>
          <table:table-cell office:value-type="float" office:value="0.506976" calcext:value-type="float">
            <text:p>0.506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3001" calcext:value-type="float">
            <text:p>33001</text:p>
          </table:table-cell>
          <table:table-cell office:value-type="float" office:value="62500" calcext:value-type="float">
            <text:p>62500</text:p>
          </table:table-cell>
          <table:table-cell office:value-type="float" office:value="0.528016" calcext:value-type="float">
            <text:p>0.5280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34350" calcext:value-type="float">
            <text:p>34350</text:p>
          </table:table-cell>
          <table:table-cell office:value-type="float" office:value="62500" calcext:value-type="float">
            <text:p>62500</text:p>
          </table:table-cell>
          <table:table-cell office:value-type="float" office:value="0.5496" calcext:value-type="float">
            <text:p>0.54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34828" calcext:value-type="float">
            <text:p>34828</text:p>
          </table:table-cell>
          <table:table-cell office:value-type="float" office:value="62500" calcext:value-type="float">
            <text:p>62500</text:p>
          </table:table-cell>
          <table:table-cell office:value-type="float" office:value="0.557248" calcext:value-type="float">
            <text:p>0.5572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36339" calcext:value-type="float">
            <text:p>36339</text:p>
          </table:table-cell>
          <table:table-cell office:value-type="float" office:value="62500" calcext:value-type="float">
            <text:p>62500</text:p>
          </table:table-cell>
          <table:table-cell office:value-type="float" office:value="0.581424" calcext:value-type="float">
            <text:p>0.5814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37090" calcext:value-type="float">
            <text:p>37090</text:p>
          </table:table-cell>
          <table:table-cell office:value-type="float" office:value="62500" calcext:value-type="float">
            <text:p>62500</text:p>
          </table:table-cell>
          <table:table-cell office:value-type="float" office:value="0.59344" calcext:value-type="float">
            <text:p>0.593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38282" calcext:value-type="float">
            <text:p>38282</text:p>
          </table:table-cell>
          <table:table-cell office:value-type="float" office:value="62500" calcext:value-type="float">
            <text:p>62500</text:p>
          </table:table-cell>
          <table:table-cell office:value-type="float" office:value="0.612512" calcext:value-type="float">
            <text:p>0.6125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39265" calcext:value-type="float">
            <text:p>39265</text:p>
          </table:table-cell>
          <table:table-cell office:value-type="float" office:value="62500" calcext:value-type="float">
            <text:p>62500</text:p>
          </table:table-cell>
          <table:table-cell office:value-type="float" office:value="0.62824" calcext:value-type="float">
            <text:p>0.628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40479" calcext:value-type="float">
            <text:p>40479</text:p>
          </table:table-cell>
          <table:table-cell office:value-type="float" office:value="62500" calcext:value-type="float">
            <text:p>62500</text:p>
          </table:table-cell>
          <table:table-cell office:value-type="float" office:value="0.647664" calcext:value-type="float">
            <text:p>0.6476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41539" calcext:value-type="float">
            <text:p>41539</text:p>
          </table:table-cell>
          <table:table-cell office:value-type="float" office:value="62500" calcext:value-type="float">
            <text:p>62500</text:p>
          </table:table-cell>
          <table:table-cell office:value-type="float" office:value="0.664624" calcext:value-type="float">
            <text:p>0.6646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42346" calcext:value-type="float">
            <text:p>42346</text:p>
          </table:table-cell>
          <table:table-cell office:value-type="float" office:value="62500" calcext:value-type="float">
            <text:p>62500</text:p>
          </table:table-cell>
          <table:table-cell office:value-type="float" office:value="0.677536" calcext:value-type="float">
            <text:p>0.6775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43381" calcext:value-type="float">
            <text:p>43381</text:p>
          </table:table-cell>
          <table:table-cell office:value-type="float" office:value="62500" calcext:value-type="float">
            <text:p>62500</text:p>
          </table:table-cell>
          <table:table-cell office:value-type="float" office:value="0.694096" calcext:value-type="float">
            <text:p>0.6940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44306" calcext:value-type="float">
            <text:p>44306</text:p>
          </table:table-cell>
          <table:table-cell office:value-type="float" office:value="62500" calcext:value-type="float">
            <text:p>62500</text:p>
          </table:table-cell>
          <table:table-cell office:value-type="float" office:value="0.708896" calcext:value-type="float">
            <text:p>0.7088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45048" calcext:value-type="float">
            <text:p>45048</text:p>
          </table:table-cell>
          <table:table-cell office:value-type="float" office:value="62500" calcext:value-type="float">
            <text:p>62500</text:p>
          </table:table-cell>
          <table:table-cell office:value-type="float" office:value="0.720768" calcext:value-type="float">
            <text:p>0.7207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45860" calcext:value-type="float">
            <text:p>45860</text:p>
          </table:table-cell>
          <table:table-cell office:value-type="float" office:value="62500" calcext:value-type="float">
            <text:p>62500</text:p>
          </table:table-cell>
          <table:table-cell office:value-type="float" office:value="0.73376" calcext:value-type="float">
            <text:p>0.733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46615" calcext:value-type="float">
            <text:p>46615</text:p>
          </table:table-cell>
          <table:table-cell office:value-type="float" office:value="62500" calcext:value-type="float">
            <text:p>62500</text:p>
          </table:table-cell>
          <table:table-cell office:value-type="float" office:value="0.74584" calcext:value-type="float">
            <text:p>0.745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47173" calcext:value-type="float">
            <text:p>47173</text:p>
          </table:table-cell>
          <table:table-cell office:value-type="float" office:value="62500" calcext:value-type="float">
            <text:p>62500</text:p>
          </table:table-cell>
          <table:table-cell office:value-type="float" office:value="0.754768" calcext:value-type="float">
            <text:p>0.7547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48057" calcext:value-type="float">
            <text:p>48057</text:p>
          </table:table-cell>
          <table:table-cell office:value-type="float" office:value="62500" calcext:value-type="float">
            <text:p>62500</text:p>
          </table:table-cell>
          <table:table-cell office:value-type="float" office:value="0.768912" calcext:value-type="float">
            <text:p>0.7689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48558" calcext:value-type="float">
            <text:p>48558</text:p>
          </table:table-cell>
          <table:table-cell office:value-type="float" office:value="62500" calcext:value-type="float">
            <text:p>62500</text:p>
          </table:table-cell>
          <table:table-cell office:value-type="float" office:value="0.776928" calcext:value-type="float">
            <text:p>0.776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49269" calcext:value-type="float">
            <text:p>49269</text:p>
          </table:table-cell>
          <table:table-cell office:value-type="float" office:value="62500" calcext:value-type="float">
            <text:p>62500</text:p>
          </table:table-cell>
          <table:table-cell office:value-type="float" office:value="0.788304" calcext:value-type="float">
            <text:p>0.7883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50015" calcext:value-type="float">
            <text:p>50015</text:p>
          </table:table-cell>
          <table:table-cell office:value-type="float" office:value="62500" calcext:value-type="float">
            <text:p>62500</text:p>
          </table:table-cell>
          <table:table-cell office:value-type="float" office:value="0.80024" calcext:value-type="float">
            <text:p>0.800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50783" calcext:value-type="float">
            <text:p>50783</text:p>
          </table:table-cell>
          <table:table-cell office:value-type="float" office:value="62500" calcext:value-type="float">
            <text:p>62500</text:p>
          </table:table-cell>
          <table:table-cell office:value-type="float" office:value="0.812528" calcext:value-type="float">
            <text:p>0.8125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office:value-type="float" office:value="51149" calcext:value-type="float">
            <text:p>51149</text:p>
          </table:table-cell>
          <table:table-cell office:value-type="float" office:value="62500" calcext:value-type="float">
            <text:p>62500</text:p>
          </table:table-cell>
          <table:table-cell office:value-type="float" office:value="0.818384" calcext:value-type="float">
            <text:p>0.8183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51862" calcext:value-type="float">
            <text:p>51862</text:p>
          </table:table-cell>
          <table:table-cell office:value-type="float" office:value="62500" calcext:value-type="float">
            <text:p>62500</text:p>
          </table:table-cell>
          <table:table-cell office:value-type="float" office:value="0.829792" calcext:value-type="float">
            <text:p>0.8297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52322" calcext:value-type="float">
            <text:p>52322</text:p>
          </table:table-cell>
          <table:table-cell office:value-type="float" office:value="62500" calcext:value-type="float">
            <text:p>62500</text:p>
          </table:table-cell>
          <table:table-cell office:value-type="float" office:value="0.837152" calcext:value-type="float">
            <text:p>0.837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52980" calcext:value-type="float">
            <text:p>52980</text:p>
          </table:table-cell>
          <table:table-cell office:value-type="float" office:value="62500" calcext:value-type="float">
            <text:p>62500</text:p>
          </table:table-cell>
          <table:table-cell office:value-type="float" office:value="0.84768" calcext:value-type="float">
            <text:p>0.847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53322" calcext:value-type="float">
            <text:p>53322</text:p>
          </table:table-cell>
          <table:table-cell office:value-type="float" office:value="62500" calcext:value-type="float">
            <text:p>62500</text:p>
          </table:table-cell>
          <table:table-cell office:value-type="float" office:value="0.853152" calcext:value-type="float">
            <text:p>0.8531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53949" calcext:value-type="float">
            <text:p>53949</text:p>
          </table:table-cell>
          <table:table-cell office:value-type="float" office:value="62500" calcext:value-type="float">
            <text:p>62500</text:p>
          </table:table-cell>
          <table:table-cell office:value-type="float" office:value="0.863184" calcext:value-type="float">
            <text:p>0.8631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54369" calcext:value-type="float">
            <text:p>54369</text:p>
          </table:table-cell>
          <table:table-cell office:value-type="float" office:value="62500" calcext:value-type="float">
            <text:p>62500</text:p>
          </table:table-cell>
          <table:table-cell office:value-type="float" office:value="0.869904" calcext:value-type="float">
            <text:p>0.8699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54890" calcext:value-type="float">
            <text:p>54890</text:p>
          </table:table-cell>
          <table:table-cell office:value-type="float" office:value="62500" calcext:value-type="float">
            <text:p>62500</text:p>
          </table:table-cell>
          <table:table-cell office:value-type="float" office:value="0.87824" calcext:value-type="float">
            <text:p>0.878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  <table:table-cell office:value-type="float" office:value="55281" calcext:value-type="float">
            <text:p>55281</text:p>
          </table:table-cell>
          <table:table-cell office:value-type="float" office:value="62500" calcext:value-type="float">
            <text:p>62500</text:p>
          </table:table-cell>
          <table:table-cell office:value-type="float" office:value="0.884496" calcext:value-type="float">
            <text:p>0.8844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55956" calcext:value-type="float">
            <text:p>55956</text:p>
          </table:table-cell>
          <table:table-cell office:value-type="float" office:value="62500" calcext:value-type="float">
            <text:p>62500</text:p>
          </table:table-cell>
          <table:table-cell office:value-type="float" office:value="0.895296" calcext:value-type="float">
            <text:p>0.8952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56260" calcext:value-type="float">
            <text:p>56260</text:p>
          </table:table-cell>
          <table:table-cell office:value-type="float" office:value="62500" calcext:value-type="float">
            <text:p>62500</text:p>
          </table:table-cell>
          <table:table-cell office:value-type="float" office:value="0.90016" calcext:value-type="float">
            <text:p>0.900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56594" calcext:value-type="float">
            <text:p>56594</text:p>
          </table:table-cell>
          <table:table-cell office:value-type="float" office:value="62500" calcext:value-type="float">
            <text:p>62500</text:p>
          </table:table-cell>
          <table:table-cell office:value-type="float" office:value="0.905504" calcext:value-type="float">
            <text:p>0.9055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56864" calcext:value-type="float">
            <text:p>56864</text:p>
          </table:table-cell>
          <table:table-cell office:value-type="float" office:value="62500" calcext:value-type="float">
            <text:p>62500</text:p>
          </table:table-cell>
          <table:table-cell office:value-type="float" office:value="0.909824" calcext:value-type="float">
            <text:p>0.9098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57396" calcext:value-type="float">
            <text:p>57396</text:p>
          </table:table-cell>
          <table:table-cell office:value-type="float" office:value="62500" calcext:value-type="float">
            <text:p>62500</text:p>
          </table:table-cell>
          <table:table-cell office:value-type="float" office:value="0.918336" calcext:value-type="float">
            <text:p>0.9183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8" calcext:value-type="float">
            <text:p>138</text:p>
          </table:table-cell>
          <table:table-cell office:value-type="float" office:value="57589" calcext:value-type="float">
            <text:p>5758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21424" calcext:value-type="float">
            <text:p>0.9214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1" calcext:value-type="float">
            <text:p>141</text:p>
          </table:table-cell>
          <table:table-cell office:value-type="float" office:value="57866" calcext:value-type="float">
            <text:p>57866</text:p>
          </table:table-cell>
          <table:table-cell office:value-type="float" office:value="62500" calcext:value-type="float">
            <text:p>62500</text:p>
          </table:table-cell>
          <table:table-cell office:value-type="float" office:value="0.925856" calcext:value-type="float">
            <text:p>0.9258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3" calcext:value-type="float">
            <text:p>143</text:p>
          </table:table-cell>
          <table:table-cell office:value-type="float" office:value="58231" calcext:value-type="float">
            <text:p>58231</text:p>
          </table:table-cell>
          <table:table-cell office:value-type="float" office:value="62500" calcext:value-type="float">
            <text:p>62500</text:p>
          </table:table-cell>
          <table:table-cell office:value-type="float" office:value="0.931696" calcext:value-type="float">
            <text:p>0.9316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office:value-type="float" office:value="58541" calcext:value-type="float">
            <text:p>58541</text:p>
          </table:table-cell>
          <table:table-cell office:value-type="float" office:value="62500" calcext:value-type="float">
            <text:p>62500</text:p>
          </table:table-cell>
          <table:table-cell office:value-type="float" office:value="0.936656" calcext:value-type="float">
            <text:p>0.936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58747" calcext:value-type="float">
            <text:p>58747</text:p>
          </table:table-cell>
          <table:table-cell office:value-type="float" office:value="62500" calcext:value-type="float">
            <text:p>62500</text:p>
          </table:table-cell>
          <table:table-cell office:value-type="float" office:value="0.939952" calcext:value-type="float">
            <text:p>0.9399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59059" calcext:value-type="float">
            <text:p>5905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44944" calcext:value-type="float">
            <text:p>0.9449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59289" calcext:value-type="float">
            <text:p>5928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48624" calcext:value-type="float">
            <text:p>0.9486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59514" calcext:value-type="float">
            <text:p>59514</text:p>
          </table:table-cell>
          <table:table-cell office:value-type="float" office:value="62500" calcext:value-type="float">
            <text:p>62500</text:p>
          </table:table-cell>
          <table:table-cell office:value-type="float" office:value="0.952224" calcext:value-type="float">
            <text:p>0.9522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8" calcext:value-type="float">
            <text:p>158</text:p>
          </table:table-cell>
          <table:table-cell office:value-type="float" office:value="59741" calcext:value-type="float">
            <text:p>59741</text:p>
          </table:table-cell>
          <table:table-cell office:value-type="float" office:value="62500" calcext:value-type="float">
            <text:p>62500</text:p>
          </table:table-cell>
          <table:table-cell office:value-type="float" office:value="0.955856" calcext:value-type="float">
            <text:p>0.9558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1" calcext:value-type="float">
            <text:p>161</text:p>
          </table:table-cell>
          <table:table-cell office:value-type="float" office:value="60054" calcext:value-type="float">
            <text:p>60054</text:p>
          </table:table-cell>
          <table:table-cell office:value-type="float" office:value="62500" calcext:value-type="float">
            <text:p>62500</text:p>
          </table:table-cell>
          <table:table-cell office:value-type="float" office:value="0.960864" calcext:value-type="float">
            <text:p>0.9608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60172" calcext:value-type="float">
            <text:p>60172</text:p>
          </table:table-cell>
          <table:table-cell office:value-type="float" office:value="62500" calcext:value-type="float">
            <text:p>62500</text:p>
          </table:table-cell>
          <table:table-cell office:value-type="float" office:value="0.962752" calcext:value-type="float">
            <text:p>0.9627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  <table:table-cell office:value-type="float" office:value="60379" calcext:value-type="float">
            <text:p>6037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66064" calcext:value-type="float">
            <text:p>0.9660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 office:value-type="float" office:value="60488" calcext:value-type="float">
            <text:p>60488</text:p>
          </table:table-cell>
          <table:table-cell office:value-type="float" office:value="62500" calcext:value-type="float">
            <text:p>62500</text:p>
          </table:table-cell>
          <table:table-cell office:value-type="float" office:value="0.967808" calcext:value-type="float">
            <text:p>0.9678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float" office:value="60776" calcext:value-type="float">
            <text:p>60776</text:p>
          </table:table-cell>
          <table:table-cell office:value-type="float" office:value="62500" calcext:value-type="float">
            <text:p>62500</text:p>
          </table:table-cell>
          <table:table-cell office:value-type="float" office:value="0.972416" calcext:value-type="float">
            <text:p>0.9724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office:value-type="float" office:value="60904" calcext:value-type="float">
            <text:p>60904</text:p>
          </table:table-cell>
          <table:table-cell office:value-type="float" office:value="62500" calcext:value-type="float">
            <text:p>62500</text:p>
          </table:table-cell>
          <table:table-cell office:value-type="float" office:value="0.974464" calcext:value-type="float">
            <text:p>0.9744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61096" calcext:value-type="float">
            <text:p>61096</text:p>
          </table:table-cell>
          <table:table-cell office:value-type="float" office:value="62500" calcext:value-type="float">
            <text:p>62500</text:p>
          </table:table-cell>
          <table:table-cell office:value-type="float" office:value="0.977536" calcext:value-type="float">
            <text:p>0.9775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61184" calcext:value-type="float">
            <text:p>61184</text:p>
          </table:table-cell>
          <table:table-cell office:value-type="float" office:value="62500" calcext:value-type="float">
            <text:p>62500</text:p>
          </table:table-cell>
          <table:table-cell office:value-type="float" office:value="0.978944" calcext:value-type="float">
            <text:p>0.9789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61242" calcext:value-type="float">
            <text:p>61242</text:p>
          </table:table-cell>
          <table:table-cell office:value-type="float" office:value="62500" calcext:value-type="float">
            <text:p>62500</text:p>
          </table:table-cell>
          <table:table-cell office:value-type="float" office:value="0.979872" calcext:value-type="float">
            <text:p>0.979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office:value-type="float" office:value="61459" calcext:value-type="float">
            <text:p>6145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83344" calcext:value-type="float">
            <text:p>0.9833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office:value-type="float" office:value="61549" calcext:value-type="float">
            <text:p>6154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84784" calcext:value-type="float">
            <text:p>0.9847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office:value-type="float" office:value="61644" calcext:value-type="float">
            <text:p>61644</text:p>
          </table:table-cell>
          <table:table-cell office:value-type="float" office:value="62500" calcext:value-type="float">
            <text:p>62500</text:p>
          </table:table-cell>
          <table:table-cell office:value-type="float" office:value="0.986304" calcext:value-type="float">
            <text:p>0.9863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61777" calcext:value-type="float">
            <text:p>61777</text:p>
          </table:table-cell>
          <table:table-cell office:value-type="float" office:value="62500" calcext:value-type="float">
            <text:p>62500</text:p>
          </table:table-cell>
          <table:table-cell office:value-type="float" office:value="0.988432" calcext:value-type="float">
            <text:p>0.9884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3" calcext:value-type="float">
            <text:p>193</text:p>
          </table:table-cell>
          <table:table-cell office:value-type="float" office:value="61825" calcext:value-type="float">
            <text:p>61825</text:p>
          </table:table-cell>
          <table:table-cell office:value-type="float" office:value="62500" calcext:value-type="float">
            <text:p>62500</text:p>
          </table:table-cell>
          <table:table-cell office:value-type="float" office:value="0.9892" calcext:value-type="float">
            <text:p>0.98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float" office:value="61910" calcext:value-type="float">
            <text:p>61910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056" calcext:value-type="float">
            <text:p>0.990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61989" calcext:value-type="float">
            <text:p>6198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1824" calcext:value-type="float">
            <text:p>0.9918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62031" calcext:value-type="float">
            <text:p>62031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2496" calcext:value-type="float">
            <text:p>0.9924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62120" calcext:value-type="float">
            <text:p>62120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392" calcext:value-type="float">
            <text:p>0.993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62177" calcext:value-type="float">
            <text:p>62177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4832" calcext:value-type="float">
            <text:p>0.9948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8" calcext:value-type="float">
            <text:p>208</text:p>
          </table:table-cell>
          <table:table-cell office:value-type="float" office:value="62216" calcext:value-type="float">
            <text:p>62216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5456" calcext:value-type="float">
            <text:p>0.9954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1" calcext:value-type="float">
            <text:p>211</text:p>
          </table:table-cell>
          <table:table-cell office:value-type="float" office:value="62269" calcext:value-type="float">
            <text:p>6226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6304" calcext:value-type="float">
            <text:p>0.9963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62295" calcext:value-type="float">
            <text:p>62295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672" calcext:value-type="float">
            <text:p>0.996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6" calcext:value-type="float">
            <text:p>216</text:p>
          </table:table-cell>
          <table:table-cell office:value-type="float" office:value="62329" calcext:value-type="float">
            <text:p>6232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7264" calcext:value-type="float">
            <text:p>0.9972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8" calcext:value-type="float">
            <text:p>218</text:p>
          </table:table-cell>
          <table:table-cell office:value-type="float" office:value="62374" calcext:value-type="float">
            <text:p>62374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7984" calcext:value-type="float">
            <text:p>0.9979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1" calcext:value-type="float">
            <text:p>221</text:p>
          </table:table-cell>
          <table:table-cell office:value-type="float" office:value="62389" calcext:value-type="float">
            <text:p>6238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8224" calcext:value-type="float">
            <text:p>0.9982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3" calcext:value-type="float">
            <text:p>223</text:p>
          </table:table-cell>
          <table:table-cell office:value-type="float" office:value="62429" calcext:value-type="float">
            <text:p>6242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8864" calcext:value-type="float">
            <text:p>0.9988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6" calcext:value-type="float">
            <text:p>226</text:p>
          </table:table-cell>
          <table:table-cell office:value-type="float" office:value="62431" calcext:value-type="float">
            <text:p>62431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8896" calcext:value-type="float">
            <text:p>0.9988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62449" calcext:value-type="float">
            <text:p>62449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9184" calcext:value-type="float">
            <text:p>0.9991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62458" calcext:value-type="float">
            <text:p>62458</text:p>
          </table:table-cell>
          <table:table-cell office:value-type="float" office:value="62500" calcext:value-type="float">
            <text:p>62500</text:p>
          </table:table-cell>
          <table:table-cell office:value-type="float" office:value="0.999328" calcext:value-type="float">
            <text:p>0.999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4:54:14.131730907</dc:date>
    <meta:editing-duration>PT9M</meta:editing-duration>
    <meta:editing-cycles>1</meta:editing-cycles>
    <meta:document-statistic meta:table-count="1" meta:cell-count="47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15cm" svg:height="12.751cm" xlink:href=".." xlink:type="simple" chart:class="chart:scatter" chart:style-name="ch1">
        <chart:legend chart:legend-position="end" svg:x="16.463cm" svg:y="6.115cm" style:legend-expansion="high" chart:style-name="ch2"/>
        <chart:plot-area chart:style-name="ch3" table:cell-range-address="'classic-density-report-250x250'.A2:'classic-density-report-250x250'.A94 'classic-density-report-250x250'.E2:'classic-density-report-250x250'.E94" svg:x="0.386cm" svg:y="0.255cm" svg:width="15.691cm" svg:height="12.241cm">
          <chartooo:coordinate-region svg:x="1.113cm" svg:y="0.416cm" svg:width="14.685cm" svg:height="11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lassic-density-report-250x250'.E2:'classic-density-report-250x250'.E94" chart:class="chart:scatter">
            <chart:domain table:cell-range-address="'classic-density-report-250x250'.A2:'classic-density-report-250x250'.A94"/>
            <chart:data-point chart:repeated="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lassic-density-report-250x250'.A2:'classic-density-report-250x250'.A94</svg:desc>
                </draw:g>
              </table:table-cell>
              <table:table-cell office:value-type="float" office:value="0.014336">
                <text:p>0.014336</text:p>
                <draw:g>
                  <svg:desc>'classic-density-report-250x250'.E2:'classic-density-report-250x250'.E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2352">
                <text:p>0.042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2672">
                <text:p>0.082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02576">
                <text:p>0.102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568">
                <text:p>0.139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1744">
                <text:p>0.161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05312">
                <text:p>0.205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1704">
                <text:p>0.21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51904">
                <text:p>0.251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7344">
                <text:p>0.27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288">
                <text:p>0.3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58144">
                <text:p>0.358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69136">
                <text:p>0.369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02592">
                <text:p>0.402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21488">
                <text:p>0.421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448304">
                <text:p>0.448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62992">
                <text:p>0.462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93008">
                <text:p>0.493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06976">
                <text:p>0.506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28016">
                <text:p>0.528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496">
                <text:p>0.5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57248">
                <text:p>0.557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81424">
                <text:p>0.581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9344">
                <text:p>0.59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12512">
                <text:p>0.612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2824">
                <text:p>0.62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47664">
                <text:p>0.647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664624">
                <text:p>0.664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677536">
                <text:p>0.677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94096">
                <text:p>0.694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08896">
                <text:p>0.708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20768">
                <text:p>0.720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3376">
                <text:p>0.73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74584">
                <text:p>0.74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754768">
                <text:p>0.754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68912">
                <text:p>0.768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76928">
                <text:p>0.776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88304">
                <text:p>0.788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0024">
                <text:p>0.80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12528">
                <text:p>0.812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18384">
                <text:p>0.818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829792">
                <text:p>0.829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37152">
                <text:p>0.837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84768">
                <text:p>0.84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853152">
                <text:p>0.853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863184">
                <text:p>0.863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869904">
                <text:p>0.869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87824">
                <text:p>0.87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884496">
                <text:p>0.884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895296">
                <text:p>0.895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0016">
                <text:p>0.90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05504">
                <text:p>0.905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09824">
                <text:p>0.9098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18336">
                <text:p>0.918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21424">
                <text:p>0.9214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25856">
                <text:p>0.9258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31696">
                <text:p>0.931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36656">
                <text:p>0.936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39952">
                <text:p>0.939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44944">
                <text:p>0.944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48624">
                <text:p>0.9486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52224">
                <text:p>0.952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55856">
                <text:p>0.955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60864">
                <text:p>0.960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62752">
                <text:p>0.962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66064">
                <text:p>0.96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67808">
                <text:p>0.967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72416">
                <text:p>0.972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74464">
                <text:p>0.974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77536">
                <text:p>0.977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78944">
                <text:p>0.978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79872">
                <text:p>0.9798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83344">
                <text:p>0.983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84784">
                <text:p>0.984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86304">
                <text:p>0.986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88432">
                <text:p>0.988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9056">
                <text:p>0.99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91824">
                <text:p>0.991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92496">
                <text:p>0.992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9392">
                <text:p>0.99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94832">
                <text:p>0.994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95456">
                <text:p>0.9954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96304">
                <text:p>0.9963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9672">
                <text:p>0.996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97264">
                <text:p>0.997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97984">
                <text:p>0.997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98224">
                <text:p>0.998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98864">
                <text:p>0.998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98896">
                <text:p>0.998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99184">
                <text:p>0.999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99328">
                <text:p>0.999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